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792in" table:align="left"/>
    </style:style>
    <style:style style:name="Table1.A" style:family="table-column">
      <style:table-column-properties style:column-width="1.4326in"/>
    </style:style>
    <style:style style:name="Table1.B" style:family="table-column">
      <style:table-column-properties style:column-width="1.5889in"/>
    </style:style>
    <style:style style:name="Table1.C" style:family="table-column">
      <style:table-column-properties style:column-width="1.5132in"/>
    </style:style>
    <style:style style:name="Table1.D" style:family="table-column">
      <style:table-column-properties style:column-width="2.044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lar, ich liste dir hier die Maildomains und Anbieter auf, die <text:span text:style-name="Strong_20_Emphasis">wirklich zuverlässig mit Python-Bibliotheken wie </text:span><text:span text:style-name="Strong_20_Emphasis"><text:span text:style-name="Source_20_Text">imaplib</text:span></text:span><text:span text:style-name="Strong_20_Emphasis">, </text:span><text:span text:style-name="Strong_20_Emphasis"><text:span text:style-name="Source_20_Text">smtplib</text:span></text:span> usw. funktionieren. Dabei gehe ich davon aus, dass du gängige Standardprotokolle nutzt (IMAP/SMTP) mit den üblichen Ports (IMAP SSL 993, SMTP STARTTLS 587).</text:p>
      <text:p text:style-name="Horizontal_20_Line"/>
      <text:h text:style-name="Heading_20_1" text:outline-level="1">Maildomains/Provider, die zuverlässig mit IMAP &amp; SMTP in Python funktionieren</text:h>
      <text:p text:style-name="Horizontal_20_Line"/>
      <text:h text:style-name="Heading_20_3" text:outline-level="3">1. <text:span text:style-name="Strong_20_Emphasis">Google Gmail</text:span></text:h>
      <text:list text:style-name="L1">
        <text:list-item>
          <text:p text:style-name="P1">IMAP-Server: <text:span text:style-name="Source_20_Text">imap.gmail.com</text:span> (Port 993 SSL)</text:p>
        </text:list-item>
        <text:list-item>
          <text:p text:style-name="P1">SMTP-Server: <text:span text:style-name="Source_20_Text">smtp.gmail.com</text:span> (Port 587 STARTTLS)</text:p>
        </text:list-item>
        <text:list-item>
          <text:p text:style-name="P1">Besonderheiten:</text:p>
          <text:list>
            <text:list-item>
              <text:p text:style-name="P1">OAuth2 wird empfohlen, Passwort-Login oft blockiert (bzw. App-Passwort notwendig).</text:p>
            </text:list-item>
            <text:list-item>
              <text:p text:style-name="P1">Zwei-Faktor-Authentifizierung (2FA) kann aktiviert sein.</text:p>
            </text:list-item>
          </text:list>
        </text:list-item>
        <text:list-item>
          <text:p text:style-name="P1">Domains: <text:span text:style-name="Source_20_Text">@gmail.com</text:span>, G Suite (Google Workspace) Domains.</text:p>
        </text:list-item>
      </text:list>
      <text:p text:style-name="Horizontal_20_Line"/>
      <text:h text:style-name="Heading_20_3" text:outline-level="3">2. <text:span text:style-name="Strong_20_Emphasis">Microsoft Outlook / Office365 / Hotmail</text:span></text:h>
      <text:list text:style-name="L2">
        <text:list-item>
          <text:p text:style-name="P2">IMAP-Server: <text:span text:style-name="Source_20_Text">outlook.office365.com</text:span> oder <text:span text:style-name="Source_20_Text">imap-mail.outlook.com</text:span> (Port 993 SSL)</text:p>
        </text:list-item>
        <text:list-item>
          <text:p text:style-name="P2">SMTP-Server: <text:span text:style-name="Source_20_Text">smtp.office365.com</text:span> oder <text:span text:style-name="Source_20_Text">smtp-mail.outlook.com</text:span> (Port 587 STARTTLS)</text:p>
        </text:list-item>
        <text:list-item>
          <text:p text:style-name="P2">Domains: <text:span text:style-name="Source_20_Text">@outlook.com</text:span>, <text:span text:style-name="Source_20_Text">@hotmail.com</text:span>, <text:span text:style-name="Source_20_Text">@live.com</text:span>, eigene Office365-Domains</text:p>
        </text:list-item>
        <text:list-item>
          <text:p text:style-name="P2">Besonderheiten:</text:p>
          <text:list>
            <text:list-item>
              <text:p text:style-name="P2">OAuth2 wird unterstützt, meist nötig.</text:p>
            </text:list-item>
            <text:list-item>
              <text:p text:style-name="P2">SMTP Auth muss aktiviert sein.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Yahoo Mail</text:span></text:h>
      <text:list text:style-name="L3">
        <text:list-item>
          <text:p text:style-name="P3">IMAP-Server: <text:span text:style-name="Source_20_Text">imap.mail.yahoo.com</text:span> (Port 993 SSL)</text:p>
        </text:list-item>
        <text:list-item>
          <text:p text:style-name="P3">SMTP-Server: <text:span text:style-name="Source_20_Text">smtp.mail.yahoo.com</text:span> (Port 587 STARTTLS)</text:p>
        </text:list-item>
        <text:list-item>
          <text:p text:style-name="P3">Domains: <text:span text:style-name="Source_20_Text">@yahoo.com</text:span>, <text:span text:style-name="Source_20_Text">@ymail.com</text:span>, <text:span text:style-name="Source_20_Text">@rocketmail.com</text:span></text:p>
        </text:list-item>
        <text:list-item>
          <text:p text:style-name="P3"><text:soft-page-break/>Besonderheiten:</text:p>
          <text:list>
            <text:list-item>
              <text:p text:style-name="P3">App-Passwörter für externe Apps notwendig, wenn 2FA aktiv.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GMX</text:span></text:h>
      <text:list text:style-name="L4">
        <text:list-item>
          <text:p text:style-name="P4">IMAP-Server: <text:span text:style-name="Source_20_Text">imap.gmx.net</text:span> (Port 993 SSL)</text:p>
        </text:list-item>
        <text:list-item>
          <text:p text:style-name="P4">SMTP-Server: <text:span text:style-name="Source_20_Text">smtp.gmx.net</text:span> (Port 587 STARTTLS)</text:p>
        </text:list-item>
        <text:list-item>
          <text:p text:style-name="P4">Domains: <text:span text:style-name="Source_20_Text">@gmx.de</text:span>, <text:span text:style-name="Source_20_Text">@gmx.net</text:span></text:p>
        </text:list-item>
        <text:list-item>
          <text:p text:style-name="P4">Besonderheiten:</text:p>
          <text:list>
            <text:list-item>
              <text:p text:style-name="P4">Relativ unkompliziert, klassische Passwortauthentifizierung möglich.</text:p>
            </text:list-item>
          </text:list>
        </text:list-item>
      </text:list>
      <text:p text:style-name="Horizontal_20_Line"/>
      <text:h text:style-name="Heading_20_3" text:outline-level="3">5. <text:span text:style-name="Strong_20_Emphasis">Web.de</text:span></text:h>
      <text:list text:style-name="L5">
        <text:list-item>
          <text:p text:style-name="P5">IMAP-Server: <text:span text:style-name="Source_20_Text">imap.web.de</text:span> (Port 993 SSL)</text:p>
        </text:list-item>
        <text:list-item>
          <text:p text:style-name="P5">SMTP-Server: <text:span text:style-name="Source_20_Text">smtp.web.de</text:span> (Port 587 STARTTLS)</text:p>
        </text:list-item>
        <text:list-item>
          <text:p text:style-name="P5">Domains: <text:span text:style-name="Source_20_Text">@web.de</text:span></text:p>
        </text:list-item>
        <text:list-item>
          <text:p text:style-name="P5">Besonderheiten:</text:p>
          <text:list>
            <text:list-item>
              <text:p text:style-name="P5">Passwortauthentifizierung, 2FA möglich.</text:p>
            </text:list-item>
          </text:list>
        </text:list-item>
      </text:list>
      <text:p text:style-name="Horizontal_20_Line"/>
      <text:h text:style-name="Heading_20_3" text:outline-level="3">6. <text:span text:style-name="Strong_20_Emphasis">ProtonMail (via Bridge)</text:span></text:h>
      <text:list text:style-name="L6">
        <text:list-item>
          <text:p text:style-name="P6">ProtonMail selbst bietet keinen direkten IMAP/SMTP Zugriff.</text:p>
        </text:list-item>
        <text:list-item>
          <text:p text:style-name="P6"><text:span text:style-name="Strong_20_Emphasis">Man braucht ProtonMail Bridge</text:span>, die lokal als Mailserver agiert.</text:p>
        </text:list-item>
        <text:list-item>
          <text:p text:style-name="P6">Domains: <text:span text:style-name="Source_20_Text">@protonmail.com</text:span></text:p>
        </text:list-item>
        <text:list-item>
          <text:p text:style-name="P6">Besonderheiten:</text:p>
          <text:list>
            <text:list-item>
              <text:p text:style-name="P6">Nicht direkt IMAP/SMTP, Bridge läuft lokal und leitet weiter.</text:p>
            </text:list-item>
          </text:list>
        </text:list-item>
      </text:list>
      <text:p text:style-name="Horizontal_20_Line"/>
      <text:h text:style-name="Heading_20_3" text:outline-level="3">7. <text:span text:style-name="Strong_20_Emphasis">Zoho Mail</text:span></text:h>
      <text:list text:style-name="L7">
        <text:list-item>
          <text:p text:style-name="P7">IMAP-Server: <text:span text:style-name="Source_20_Text">imap.zoho.com</text:span> (Port 993 SSL)</text:p>
        </text:list-item>
        <text:list-item>
          <text:p text:style-name="P7">SMTP-Server: <text:span text:style-name="Source_20_Text">smtp.zoho.com</text:span> (Port 587 STARTTLS)</text:p>
        </text:list-item>
        <text:list-item>
          <text:p text:style-name="P7">Domains: <text:span text:style-name="Source_20_Text">@zoho.com</text:span>, eigene Domains via Zoho</text:p>
        </text:list-item>
        <text:list-item>
          <text:p text:style-name="P7">Besonderheiten:</text:p>
          <text:list>
            <text:list-item>
              <text:p text:style-name="P7">Passwortauthentifizierung oder OAuth2 möglich.</text:p>
            </text:list-item>
          </text:list>
        </text:list-item>
      </text:list>
      <text:p text:style-name="Horizontal_20_Line"/>
      <text:h text:style-name="Heading_20_3" text:outline-level="3"><text:soft-page-break/>8. <text:span text:style-name="Strong_20_Emphasis">FastMail</text:span></text:h>
      <text:list text:style-name="L8">
        <text:list-item>
          <text:p text:style-name="P8">IMAP-Server: <text:span text:style-name="Source_20_Text">imap.fastmail.com</text:span> (Port 993 SSL)</text:p>
        </text:list-item>
        <text:list-item>
          <text:p text:style-name="P8">SMTP-Server: <text:span text:style-name="Source_20_Text">smtp.fastmail.com</text:span> (Port 587 STARTTLS)</text:p>
        </text:list-item>
        <text:list-item>
          <text:p text:style-name="P8">Domains: eigene oder <text:span text:style-name="Source_20_Text">@fastmail.com</text:span></text:p>
        </text:list-item>
        <text:list-item>
          <text:p text:style-name="P8">Besonderheiten:</text:p>
          <text:list>
            <text:list-item>
              <text:p text:style-name="P8">Stabile und gut dokumentierte Server.</text:p>
            </text:list-item>
          </text:list>
        </text:list-item>
      </text:list>
      <text:p text:style-name="Horizontal_20_Line"/>
      <text:h text:style-name="Heading_20_3" text:outline-level="3">9. <text:span text:style-name="Strong_20_Emphasis">Yahoo Business / Verizon</text:span></text:h>
      <text:list text:style-name="L9">
        <text:list-item>
          <text:p text:style-name="P9">Funktioniert ähnlich wie Yahoo Mail, aber evtl. eigene Server.</text:p>
        </text:list-item>
      </text:list>
      <text:p text:style-name="Horizontal_20_Line"/>
      <text:h text:style-name="Heading_20_3" text:outline-level="3">10. <text:span text:style-name="Strong_20_Emphasis">Mail.com</text:span></text:h>
      <text:list text:style-name="L10">
        <text:list-item>
          <text:p text:style-name="P10">IMAP-Server: <text:span text:style-name="Source_20_Text">imap.mail.com</text:span> (Port 993 SSL)</text:p>
        </text:list-item>
        <text:list-item>
          <text:p text:style-name="P10">SMTP-Server: <text:span text:style-name="Source_20_Text">smtp.mail.com</text:span> (Port 587 STARTTLS)</text:p>
        </text:list-item>
        <text:list-item>
          <text:p text:style-name="P10">Domains: <text:span text:style-name="Source_20_Text">@mail.com</text:span></text:p>
        </text:list-item>
        <text:list-item>
          <text:p text:style-name="P10">Besonderheiten:</text:p>
          <text:list>
            <text:list-item>
              <text:p text:style-name="P10">Klassische Authentifizierung.</text:p>
            </text:list-item>
          </text:list>
        </text:list-item>
      </text:list>
      <text:p text:style-name="Horizontal_20_Line"/>
      <text:h text:style-name="Heading_20_1" text:outline-level="1">Was <text:span text:style-name="Strong_20_Emphasis">funktioniert eher nicht oder nur sehr kompliziert</text:span>?</text:h>
      <text:list text:style-name="L11">
        <text:list-item>
          <text:p text:style-name="P11">Anbieter, die nur Webmail (z.B. Outlook.com Web) oder eigene Protokolle verwenden.</text:p>
        </text:list-item>
        <text:list-item>
          <text:p text:style-name="P11">E-Mail-Provider, die OAuth2 erzwingen, ohne einfache App-Passwörter (z.B. Google, Microsoft – da OAuth2 aber unterstützt wird, ist es technisch möglich, aber komplex).</text:p>
        </text:list-item>
        <text:list-item>
          <text:p text:style-name="P11">Anbieter mit CAPTCHAs oder Anti-Bot-Mechanismen (z.B. einige kleine Provider).</text:p>
        </text:list-item>
        <text:list-item>
          <text:p text:style-name="P11">E-Mail-Adressen, die auf sehr exotischen oder privaten Servern laufen (können funktionieren, erfordern aber manuelle Konfiguration).</text:p>
        </text:list-item>
      </text:list>
      <text:p text:style-name="Horizontal_20_Line"/>
      <text:h text:style-name="Heading_20_1" text:outline-level="1">Zusammenfassung / Empfehlu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vider</text:p>
            </table:table-cell>
            <table:table-cell table:style-name="Table1.A1" office:value-type="string">
              <text:p text:style-name="Table_20_Heading">IMAP Server</text:p>
            </table:table-cell>
            <table:table-cell table:style-name="Table1.A1" office:value-type="string">
              <text:p text:style-name="Table_20_Heading">SMTP Server</text:p>
            </table:table-cell>
            <table:table-cell table:style-name="Table1.A1" office:value-type="string">
              <text:p text:style-name="Table_20_Heading">Bemerkung</text:p>
            </table:table-cell>
          </table:table-row>
        </table:table-header-rows>
        <table:table-row>
          <table:table-cell table:style-name="Table1.A1" office:value-type="string">
            <text:p text:style-name="Table_20_Contents">Gmail</text:p>
          </table:table-cell>
          <table:table-cell table:style-name="Table1.A1" office:value-type="string">
            <text:p text:style-name="Table_20_Contents">imap.gmail.com</text:p>
          </table:table-cell>
          <table:table-cell table:style-name="Table1.A1" office:value-type="string">
            <text:p text:style-name="Table_20_Contents">smtp.gmail.com</text:p>
          </table:table-cell>
          <table:table-cell table:style-name="Table1.A1" office:value-type="string">
            <text:p text:style-name="Table_20_Contents">OAuth2, App-Passwort nötig</text:p>
          </table:table-cell>
        </table:table-row>
        <table:table-row>
          <table:table-cell table:style-name="Table1.A1" office:value-type="string">
            <text:p text:style-name="Table_20_Contents">Outlook / Office365</text:p>
          </table:table-cell>
          <table:table-cell table:style-name="Table1.A1" office:value-type="string">
            <text:p text:style-name="Table_20_Contents">outlook.office365.com</text:p>
          </table:table-cell>
          <table:table-cell table:style-name="Table1.A1" office:value-type="string">
            <text:p text:style-name="Table_20_Contents">smtp.office365.com</text:p>
          </table:table-cell>
          <table:table-cell table:style-name="Table1.A1" office:value-type="string">
            <text:p text:style-name="Table_20_Contents">OAuth2 empfohlen</text:p>
          </table:table-cell>
        </table:table-row>
        <text:soft-page-break/>
        <table:table-row>
          <table:table-cell table:style-name="Table1.A1" office:value-type="string">
            <text:p text:style-name="Table_20_Contents">Yahoo</text:p>
          </table:table-cell>
          <table:table-cell table:style-name="Table1.A1" office:value-type="string">
            <text:p text:style-name="Table_20_Contents">imap.mail.yahoo.com</text:p>
          </table:table-cell>
          <table:table-cell table:style-name="Table1.A1" office:value-type="string">
            <text:p text:style-name="Table_20_Contents">smtp.mail.yahoo.com</text:p>
          </table:table-cell>
          <table:table-cell table:style-name="Table1.A1" office:value-type="string">
            <text:p text:style-name="Table_20_Contents">App-Passwort bei 2FA</text:p>
          </table:table-cell>
        </table:table-row>
        <table:table-row>
          <table:table-cell table:style-name="Table1.A1" office:value-type="string">
            <text:p text:style-name="Table_20_Contents">GMX</text:p>
          </table:table-cell>
          <table:table-cell table:style-name="Table1.A1" office:value-type="string">
            <text:p text:style-name="Table_20_Contents">imap.gmx.net</text:p>
          </table:table-cell>
          <table:table-cell table:style-name="Table1.A1" office:value-type="string">
            <text:p text:style-name="Table_20_Contents">smtp.gmx.net</text:p>
          </table:table-cell>
          <table:table-cell table:style-name="Table1.A1" office:value-type="string">
            <text:p text:style-name="Table_20_Contents">Einfach, klassisch</text:p>
          </table:table-cell>
        </table:table-row>
        <table:table-row>
          <table:table-cell table:style-name="Table1.A1" office:value-type="string">
            <text:p text:style-name="Table_20_Contents">Web.de</text:p>
          </table:table-cell>
          <table:table-cell table:style-name="Table1.A1" office:value-type="string">
            <text:p text:style-name="Table_20_Contents">imap.web.de</text:p>
          </table:table-cell>
          <table:table-cell table:style-name="Table1.A1" office:value-type="string">
            <text:p text:style-name="Table_20_Contents">smtp.web.de</text:p>
          </table:table-cell>
          <table:table-cell table:style-name="Table1.A1" office:value-type="string">
            <text:p text:style-name="Table_20_Contents">Einfach, klassisch</text:p>
          </table:table-cell>
        </table:table-row>
        <table:table-row>
          <table:table-cell table:style-name="Table1.A1" office:value-type="string">
            <text:p text:style-name="Table_20_Contents">Zoho Mail</text:p>
          </table:table-cell>
          <table:table-cell table:style-name="Table1.A1" office:value-type="string">
            <text:p text:style-name="Table_20_Contents">imap.zoho.com</text:p>
          </table:table-cell>
          <table:table-cell table:style-name="Table1.A1" office:value-type="string">
            <text:p text:style-name="Table_20_Contents">smtp.zoho.com</text:p>
          </table:table-cell>
          <table:table-cell table:style-name="Table1.A1" office:value-type="string">
            <text:p text:style-name="Table_20_Contents">Einfach</text:p>
          </table:table-cell>
        </table:table-row>
        <table:table-row>
          <table:table-cell table:style-name="Table1.A1" office:value-type="string">
            <text:p text:style-name="Table_20_Contents">FastMail</text:p>
          </table:table-cell>
          <table:table-cell table:style-name="Table1.A1" office:value-type="string">
            <text:p text:style-name="Table_20_Contents">imap.fastmail.com</text:p>
          </table:table-cell>
          <table:table-cell table:style-name="Table1.A1" office:value-type="string">
            <text:p text:style-name="Table_20_Contents">smtp.fastmail.com</text:p>
          </table:table-cell>
          <table:table-cell table:style-name="Table1.A1" office:value-type="string">
            <text:p text:style-name="Table_20_Contents">Sehr zuverlässig</text:p>
          </table:table-cell>
        </table:table-row>
        <table:table-row>
          <table:table-cell table:style-name="Table1.A1" office:value-type="string">
            <text:p text:style-name="Table_20_Contents">Mail.com</text:p>
          </table:table-cell>
          <table:table-cell table:style-name="Table1.A1" office:value-type="string">
            <text:p text:style-name="Table_20_Contents">imap.mail.com</text:p>
          </table:table-cell>
          <table:table-cell table:style-name="Table1.A1" office:value-type="string">
            <text:p text:style-name="Table_20_Contents">smtp.mail.com</text:p>
          </table:table-cell>
          <table:table-cell table:style-name="Table1.A1" office:value-type="string">
            <text:p text:style-name="Table_20_Contents">Einfach</text:p>
          </table:table-cell>
        </table:table-row>
      </table:table>
      <text:p text:style-name="Horizontal_20_Line"/>
      <text:p text:style-name="Text_20_body">Falls du noch Domains/Provider für spezielle Länder brauchst, sag Bescheid, ich ergänze die Liste gern.</text:p>
      <text:p text:style-name="Horizontal_20_Line"/>
      <text:h text:style-name="Heading_20_3" text:outline-level="3">Noch ein Tipp für dein Programm:</text:h>
      <text:list text:style-name="L12">
        <text:list-item>
          <text:p text:style-name="P12">Implementiere eine Datenbank oder Config mit vordefinierten Serverdaten für gängige Domains.</text:p>
        </text:list-item>
        <text:list-item>
          <text:p text:style-name="P12">Erkenne anhand der eingegebenen E-Mail-Adresse die Domain und setze automatisch die Server/Ports (z.B. bei <text:span text:style-name="Source_20_Text">@gmail.com</text:span> etc.).</text:p>
        </text:list-item>
        <text:list-item>
          <text:p text:style-name="P12">Biete die Möglichkeit, diese automatisch gesetzten Werte zu überschreiben.</text:p>
        </text:list-item>
      </text:list>
      <text:p text:style-name="Horizontal_20_Line"/>
      <text:p text:style-name="Text_20_body">Wenn du willst, kann ich dir auch helfen, so eine Mapping-Tabelle in Python aufzubauen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12:43:46.845715046</meta:creation-date>
    <dc:date>2025-06-30T12:43:58.954305630</dc:date>
    <meta:editing-duration>PT12S</meta:editing-duration>
    <meta:editing-cycles>1</meta:editing-cycles>
    <meta:document-statistic meta:table-count="1" meta:image-count="0" meta:object-count="0" meta:page-count="4" meta:paragraph-count="108" meta:word-count="540" meta:character-count="4088" meta:non-whitespace-character-count="3710"/>
    <meta:generator>LibreOffice/24.2.7.2$Linux_X86_64 LibreOffice_project/420$Build-2</meta:generator>
  </office:meta>
</office:document-meta>
</file>